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Condensed" svg:font-family="'DejaVu Sans Condensed'" style:font-pitch="variable"/>
    <style:font-face style:name="Liberation Sans1" svg:font-family="'Liberation Sans'" style:font-pitch="variable"/>
    <style:font-face style:name="Roboto Condensed" svg:font-family="'Roboto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P1" style:family="paragraph" style:parent-style-name="Standard">
      <style:text-properties style:font-name="DejaVu Sans Condensed" fo:font-size="11pt" officeooo:rsid="0004990e" officeooo:paragraph-rsid="0004990e" style:font-size-asian="11pt" style:font-size-complex="11pt"/>
    </style:style>
    <style:style style:name="P2" style:family="paragraph" style:parent-style-name="Standard">
      <style:text-properties style:font-name="DejaVu Sans Condensed" fo:font-size="11pt" style:text-underline-style="solid" style:text-underline-width="auto" style:text-underline-color="font-color" officeooo:rsid="0004990e" officeooo:paragraph-rsid="0004990e" style:font-size-asian="11pt" style:font-size-complex="11pt"/>
    </style:style>
    <style:style style:name="P3" style:family="paragraph" style:parent-style-name="Standard">
      <style:text-properties style:font-name="DejaVu Sans Condensed" fo:font-size="11pt" fo:font-weight="bold" officeooo:rsid="0004990e" officeooo:paragraph-rsid="0004990e" style:font-size-asian="11pt" style:font-weight-asian="bold" style:font-size-complex="11pt" style:font-weight-complex="bold"/>
    </style:style>
    <style:style style:name="P4"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DejaVu Sans Condensed" fo:font-size="11pt" officeooo:rsid="0004990e" officeooo:paragraph-rsid="0004990e" style:font-size-asian="11pt" style:font-size-complex="11pt"/>
    </style:style>
    <style:style style:name="P5" style:family="paragraph" style:parent-style-name="Standard">
      <loext:graphic-properties draw:fill="none"/>
      <style:paragraph-properties fo:margin-left="0in" fo:margin-right="0in" fo:text-indent="0.5in" style:auto-text-indent="false" fo:background-color="transparent"/>
      <style:text-properties style:font-name="DejaVu Sans Condensed" fo:font-size="11pt" officeooo:rsid="0004990e" officeooo:paragraph-rsid="0004990e" style:font-size-asian="11pt" style:font-size-complex="11pt"/>
    </style:style>
    <style:style style:name="P6" style:family="paragraph" style:parent-style-name="Standard">
      <loext:graphic-properties draw:fill="none"/>
      <style:paragraph-properties fo:margin-left="0.75in" fo:margin-right="0in" fo:text-indent="0in" style:auto-text-indent="false" fo:background-color="transparent"/>
      <style:text-properties style:font-name="DejaVu Sans Condensed" fo:font-size="11pt" officeooo:rsid="0004990e" officeooo:paragraph-rsid="0004990e" style:font-size-asian="11pt" style:font-size-complex="11pt"/>
    </style:style>
    <style:style style:name="P7" style:family="paragraph" style:parent-style-name="Standard">
      <loext:graphic-properties draw:fill="none"/>
      <style:paragraph-properties fo:margin-left="0.75in" fo:margin-right="0in" fo:text-indent="0in" style:auto-text-indent="false" fo:background-color="transparent"/>
      <style:text-properties style:font-name="DejaVu Sans Condensed" fo:font-size="11pt" officeooo:rsid="0005f462" officeooo:paragraph-rsid="0005f462" style:font-size-asian="11pt" style:font-size-complex="11pt"/>
    </style:style>
    <style:style style:name="P8"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DejaVu Sans Condensed" fo:font-size="11pt" officeooo:rsid="0004990e" officeooo:paragraph-rsid="0004990e" style:font-size-asian="11pt" style:font-size-complex="11pt"/>
    </style:style>
    <style:style style:name="P9"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DejaVu Sans Condensed" fo:font-size="11pt" officeooo:rsid="0004990e" officeooo:paragraph-rsid="0004990e" style:font-size-asian="11pt" style:font-size-complex="11pt"/>
    </style:style>
    <style:style style:name="P10"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DejaVu Sans Condensed" fo:font-size="11pt" officeooo:rsid="0004990e" officeooo:paragraph-rsid="0004990e" style:font-size-asian="11pt" style:font-size-complex="11pt"/>
    </style:style>
    <style:style style:name="P11"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DejaVu Sans Condensed" fo:font-size="11pt" officeooo:rsid="0004990e" officeooo:paragraph-rsid="0004990e" style:font-size-asian="11pt" style:font-size-complex="11pt"/>
    </style:style>
    <style:style style:name="P12"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DejaVu Sans Condensed" fo:font-size="11pt" officeooo:rsid="0005f462" officeooo:paragraph-rsid="0005f462" style:font-size-asian="11pt" style:font-size-complex="11pt"/>
    </style:style>
    <style:style style:name="P13" style:family="paragraph" style:parent-style-name="Standard">
      <loext:graphic-properties draw:fill="none"/>
      <style:paragraph-properties fo:margin-left="0in" fo:margin-right="0in" fo:text-indent="0in" style:auto-text-indent="false" fo:background-color="transparent"/>
      <style:text-properties style:font-name="DejaVu Sans Condensed" fo:font-size="11pt" officeooo:rsid="0004990e" officeooo:paragraph-rsid="0004990e" style:font-size-asian="11pt" style:font-size-complex="11pt"/>
    </style:style>
    <style:style style:name="P14" style:family="paragraph" style:parent-style-name="Standard">
      <loext:graphic-properties draw:fill="none"/>
      <style:paragraph-properties fo:margin-left="0in" fo:margin-right="0in" fo:text-indent="0in" style:auto-text-indent="false" fo:background-color="transparent"/>
      <style:text-properties style:font-name="DejaVu Sans Condensed" fo:font-size="11pt" officeooo:rsid="0005f462" officeooo:paragraph-rsid="0005f462" style:font-size-asian="11pt" style:font-size-complex="11pt"/>
    </style:style>
    <style:style style:name="P15" style:family="paragraph" style:parent-style-name="Standard">
      <loext:graphic-properties draw:fill="none"/>
      <style:paragraph-properties fo:margin-left="0in" fo:margin-right="0in" fo:text-indent="0in" style:auto-text-indent="false" fo:background-color="transparent"/>
      <style:text-properties style:font-name="DejaVu Sans Condensed" fo:font-size="11pt" style:text-underline-style="solid" style:text-underline-width="auto" style:text-underline-color="font-color" officeooo:rsid="0004990e" officeooo:paragraph-rsid="0004990e" style:font-size-asian="11pt" style:font-size-complex="11pt"/>
    </style:style>
    <style:style style:name="P16" style:family="paragraph" style:parent-style-name="Standard">
      <loext:graphic-properties draw:fill="none"/>
      <style:paragraph-properties fo:margin-left="0in" fo:margin-right="0in" fo:text-indent="0in" style:auto-text-indent="false" fo:background-color="transparent"/>
      <style:text-properties style:font-name="DejaVu Sans Condensed" fo:font-size="11pt" style:text-underline-style="solid" style:text-underline-width="auto" style:text-underline-color="font-color" officeooo:rsid="0005f462" officeooo:paragraph-rsid="0005f462" style:font-size-asian="11pt" style:font-size-complex="11pt"/>
    </style:style>
    <style:style style:name="P17"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DejaVu Sans Condensed" fo:font-size="11pt" officeooo:rsid="0005f462" officeooo:paragraph-rsid="0005f462" style:font-size-asian="11pt" style:font-size-complex="11pt"/>
    </style:style>
    <style:style style:name="P18" style:family="paragraph" style:parent-style-name="Standard">
      <loext:graphic-properties draw:fill="none"/>
      <style:paragraph-properties fo:margin-left="0.5in" fo:margin-right="0in" fo:text-indent="0in" style:auto-text-indent="false" fo:background-color="transparent"/>
      <style:text-properties style:font-name="DejaVu Sans Condensed" fo:font-size="11pt" officeooo:rsid="0005f462" officeooo:paragraph-rsid="0005f462" style:font-size-asian="11pt" style:font-size-complex="11pt"/>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DejaVu Sans Condensed" fo:font-size="11pt" officeooo:rsid="0004990e" officeooo:paragraph-rsid="0004990e" style:font-size-asian="11pt" style:font-size-complex="11pt"/>
    </style:style>
    <style:style style:name="P2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DejaVu Sans Condensed" fo:font-size="11pt" officeooo:rsid="0004990e" officeooo:paragraph-rsid="0004990e" style:font-size-asian="11pt" style:font-size-complex="11pt"/>
    </style:style>
    <style:style style:name="P2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DejaVu Sans Condensed" fo:font-size="11pt" officeooo:rsid="0004990e" officeooo:paragraph-rsid="0004990e" style:font-size-asian="11pt" style:font-size-complex="11pt"/>
    </style:style>
    <style:style style:name="P2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DejaVu Sans Condensed" fo:font-size="11pt" officeooo:rsid="0005f462" officeooo:paragraph-rsid="0005f462" style:font-size-asian="11pt" style:font-size-complex="11pt"/>
    </style:style>
    <style:style style:name="P2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DejaVu Sans Condensed" fo:font-size="11pt" officeooo:rsid="0005f462" officeooo:paragraph-rsid="0005f462" style:font-size-asian="11pt" style:font-size-complex="11pt"/>
    </style:style>
    <style:style style:name="T1" style:family="text">
      <style:text-properties officeooo:rsid="0005f4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text:span text:style-name="T1">ut</text:span>bound-Auftragsvorbereitung</text:p>
      <text:p text:style-name="P1"/>
      <text:p text:style-name="P2">1. Auftrag auf formale Korrektheit überprüfen:</text:p>
      <text:p text:style-name="P4"/>
      <text:p text:style-name="P5">- Adressen "bereinigen"; </text:p>
      <text:p text:style-name="P8">-evtl. verteilte Telefonnummern in einem Datensatz zusammenführen, idealerweise von 'freier Adresse' hin zu 'VN' oder 'AS'</text:p>
      <text:p text:style-name="P6">- wenn WS in den Adressen hinterlegt, immer nachsehen, ob diese in DB vorhanden. Wenn ja: Datensatz aus der DB verwenden</text:p>
      <text:p text:style-name="P6">- Anrede, Groß-/Kleinschreibung ggf. korrigieren</text:p>
      <text:p text:style-name="P7">- evtl. Anwälte formal korrekt eintragen</text:p>
      <text:p text:style-name="P13"/>
      <text:p text:style-name="P19">- Besichtigungsobjekt (BO) auf Korrektheit überprüfen:</text:p>
      <text:p text:style-name="P8">- falls das zu besichtigende Objekt noch keiner Fahrzeugart zugeteilt, sondern nur als "sonstiges Objekt" hinterlegt ist: richtige Fahrzeugklasse wählen (PKW/LKW/Motorrad). Wichtig für die Zuteilung der zeitl. Aufwands, die der Auftrag erhält.</text:p>
      <text:p text:style-name="P6">- wenn kein Kennzeichen hinterlegt ist: in den Unterlagen nachsehe, ob Kennzeichen vorhanden. Wenn nein: beim tel. Kontakt mit dem Fahrzeughalter erfragen</text:p>
      <text:p text:style-name="P6"/>
      <text:p text:style-name="P19">- Sachverständigen-Qualifikation überprüfen:</text:p>
      <text:p text:style-name="P8">- wenn das BO (Besichtigungsobjekt) ein Nutzfahrzeug oder ein anderes Fahrzeug oberhalb der Größe eines Sprinters ist: bei der Qualifikation gleich "Nutzfahrzeug-SV" wählen. Dies ist wichtig für die späteren Terminvorschläge</text:p>
      <text:p text:style-name="P13"/>
      <text:p text:style-name="P19">- Bearbeitungsart abgleichen:</text:p>
      <text:p text:style-name="P8">- Schadenhergang und Historie durchlesen. Ergibt sich aus den Infos, daß hier eine andere Bearbeitungsart, als voreingestellt ist, gewünscht sein sollte, dann diese ggf. umstellen. AG eröffnen häufig Aufträge, bei denen die Bearbeitungsart falsch gesetzt ist. Beispiel: Bearbeitungsart "Gutachten/Schadenkalkulation", aber im Schadenhergang steht "KVA scheint überhöht. Bitte nachbesichtigen". Dann -&gt; prüfen, ob Dokument (hier: KVA) beiliegt und wenn ja, auf NB-KVA umstellen.</text:p>
      <text:p text:style-name="P6"/>
      <text:p text:style-name="P15">2. <text:span text:style-name="T1">Anrufen:</text:span></text:p>
      <text:p text:style-name="P13"/>
      <text:p text:style-name="P17">- nachsehen, ob im Auftrag in RA hinterlegt ist. </text:p>
      <text:p text:style-name="P12">- wenn Ja: nachsehen, ob bereits eine "Einverständnis zur Kontaktaufnahme" erteilt wurde (entweder telefonisch, dann ist diese in der Historie ersichtlich; oder schriftlich, dann hängt z.B. ein Fax bei den Dokumenten an). </text:p>
      <text:p text:style-name="P7">- wenn Nein: nicht direkt den Fahrzeughalter, sondern immer zuerst den RA kontaktieren und Einverständnis zur Kontaktaufnahme erfragen. Gibt dieser sein Einverständnis, dann ggf. noch Tel.Nr. des Objekthalters erfragen. Die Einverständnis in der Historie vermerken -&gt; Anruf -&gt; Historie -&gt; RA erteilt Einverständnis zur Kontaktaufnahme -&gt; Name des RA eintragen</text:p>
      <text:p text:style-name="P17"/>
      <text:p text:style-name="P18">- ggf. Tel. Nr., falls falsch oder nicht vorhanden, in den Dokumenten suchen</text:p>
      <text:p text:style-name="P18"/>
      <text:p text:style-name="P18">- Objekthalter/VN/AS kontaktieren und Termin absprechen (wie Inbound)</text:p>
      <text:p text:style-name="P14"/>
      <text:p text:style-name="P16">3. Historie:</text:p>
      <text:p text:style-name="P14"/>
      <text:p text:style-name="P17">- In jedem Auftrag, den wir aktiv bearbeitet haben, am Ende immer einen "Outbound-Historieneintrag" hinterlegen, aus dem hervorgeht, was wir gemacht haben. Dazu eine Adresse selektieren und auf "Anruf" klicken -&gt; "Historie" -&gt; Grund auswählen -&gt; Text zur Dokumentation unserer Tätigkeit eintragen und eine sinnvolle Wiedervorlagezeit wäh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Condensed" svg:font-family="'DejaVu Sans Condensed'" style:font-pitch="variable"/>
    <style:font-face style:name="Liberation Sans1" svg:font-family="'Liberation Sans'" style:font-pitch="variable"/>
    <style:font-face style:name="Roboto Condensed" svg:font-family="'Roboto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05:57:36.975447132</meta:creation-date>
    <dc:date>2017-06-06T07:04:25.987507703</dc:date>
    <meta:editing-duration>PT11M53S</meta:editing-duration>
    <meta:editing-cycles>1</meta:editing-cycles>
    <meta:document-statistic meta:table-count="0" meta:image-count="0" meta:object-count="0" meta:page-count="1" meta:paragraph-count="22" meta:word-count="379" meta:character-count="2794" meta:non-whitespace-character-count="2434"/>
    <meta:generator>LibreOffice/5.2.7.2$Linux_x86 LibreOffice_project/20m0$Build-2</meta:generator>
  </office:meta>
</office:document-meta>
</file>